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lass_1: further.cs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ass_2: farther.cs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f1_c1</text:p>
          </table:table-cell>
          <table:table-cell office:value-type="string" calcext:value-type="string">
            <text:p>f1_c2</text:p>
          </table:table-cell>
          <table:table-cell office:value-type="string" calcext:value-type="string">
            <text:p>f2_c1</text:p>
          </table:table-cell>
          <table:table-cell office:value-type="string" calcext:value-type="string">
            <text:p>f2_c2</text:p>
          </table:table-cell>
          <table:table-cell office:value-type="string" calcext:value-type="string">
            <text:p>f3_c1</text:p>
          </table:table-cell>
          <table:table-cell office:value-type="string" calcext:value-type="string">
            <text:p>f3_c2</text:p>
          </table:table-cell>
          <table:table-cell office:value-type="string" calcext:value-type="string">
            <text:p>f4_c1</text:p>
          </table:table-cell>
          <table:table-cell office:value-type="string" calcext:value-type="string">
            <text:p>f4_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B</text:p>
          </table:table-cell>
          <table:table-cell office:value-type="float" office:value="0.00229252636405" calcext:value-type="float">
            <text:p>0.0022925264</text:p>
          </table:table-cell>
          <table:table-cell office:value-type="float" office:value="0.003108003108" calcext:value-type="float">
            <text:p>0.0031080031</text:p>
          </table:table-cell>
          <table:table-cell office:value-type="float" office:value="0.0012226807275" calcext:value-type="float">
            <text:p>0.0012226807</text:p>
          </table:table-cell>
          <table:table-cell office:value-type="float" office:value="0.000518000518001" calcext:value-type="float">
            <text:p>0.0005180005</text:p>
          </table:table-cell>
          <table:table-cell office:value-type="float" office:value="0.00450863518264" calcext:value-type="float">
            <text:p>0.0045086352</text:p>
          </table:table-cell>
          <table:table-cell office:value-type="float" office:value="0.004144004144" calcext:value-type="float">
            <text:p>0.0041440041</text:p>
          </table:table-cell>
          <table:table-cell office:value-type="float" office:value="0.00634265627388" calcext:value-type="float">
            <text:p>0.0063426563</text:p>
          </table:table-cell>
          <table:table-cell office:value-type="float" office:value="0.00906500906501" calcext:value-type="float">
            <text:p>0.0090650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P$</text:p>
          </table:table-cell>
          <table:table-cell office:value-type="float" office:value="0.00909368791074" calcext:value-type="float">
            <text:p>0.0090936879</text:p>
          </table:table-cell>
          <table:table-cell office:value-type="float" office:value="0.016835016835" calcext:value-type="float">
            <text:p>0.0168350168</text:p>
          </table:table-cell>
          <table:table-cell office:value-type="float" office:value="0.0185694635488" calcext:value-type="float">
            <text:p>0.0185694635</text:p>
          </table:table-cell>
          <table:table-cell office:value-type="float" office:value="0.013468013468" calcext:value-type="float">
            <text:p>0.0134680135</text:p>
          </table:table-cell>
          <table:table-cell office:value-type="float" office:value="0.00787100718325" calcext:value-type="float">
            <text:p>0.0078710072</text:p>
          </table:table-cell>
          <table:table-cell office:value-type="float" office:value="0.00259000259" calcext:value-type="float">
            <text:p>0.0025900026</text:p>
          </table:table-cell>
          <table:table-cell office:value-type="float" office:value="0.0213969127312" calcext:value-type="float">
            <text:p>0.0213969127</text:p>
          </table:table-cell>
          <table:table-cell office:value-type="float" office:value="0.031339031339" calcext:value-type="float">
            <text:p>0.0313390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G</text:p>
          </table:table-cell>
          <table:table-cell office:value-type="float" office:value="0.0223139232768" calcext:value-type="float">
            <text:p>0.0223139233</text:p>
          </table:table-cell>
          <table:table-cell office:value-type="float" office:value="0.025382025382" calcext:value-type="float">
            <text:p>0.0253820254</text:p>
          </table:table-cell>
          <table:table-cell office:value-type="float" office:value="0.0207091548219" calcext:value-type="float">
            <text:p>0.0207091548</text:p>
          </table:table-cell>
          <table:table-cell office:value-type="float" office:value="0.027713027713" calcext:value-type="float">
            <text:p>0.0277130277</text:p>
          </table:table-cell>
          <table:table-cell office:value-type="float" office:value="0.0139844108207" calcext:value-type="float">
            <text:p>0.0139844108</text:p>
          </table:table-cell>
          <table:table-cell office:value-type="float" office:value="0.00621600621601" calcext:value-type="float">
            <text:p>0.0062160062</text:p>
          </table:table-cell>
          <table:table-cell office:value-type="float" office:value="0.0131438178206" calcext:value-type="float">
            <text:p>0.0131438178</text:p>
          </table:table-cell>
          <table:table-cell office:value-type="float" office:value="0.013209013209" calcext:value-type="float">
            <text:p>0.013209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0.000534922818279" calcext:value-type="float">
            <text:p>0.0005349228</text:p>
          </table:table-cell>
          <table:table-cell office:value-type="float" office:value="0.001813001813" calcext:value-type="float">
            <text:p>0.0018130018</text:p>
          </table:table-cell>
          <table:table-cell office:value-type="float" office:value="0.000382087727342" calcext:value-type="float">
            <text:p>0.0003820877</text:p>
          </table:table-cell>
          <table:table-cell office:value-type="float" office:value="0.001036001036" calcext:value-type="float">
            <text:p>0.001036001</text:p>
          </table:table-cell>
          <table:table-cell office:value-type="float" office:value="0.000534922818279" calcext:value-type="float">
            <text:p>0.0005349228</text:p>
          </table:table-cell>
          <table:table-cell office:value-type="float" office:value="0.000777000777001" calcext:value-type="float">
            <text:p>0.0007770008</text:p>
          </table:table-cell>
          <table:table-cell office:value-type="float" office:value="0.000611340363748" calcext:value-type="float">
            <text:p>0.0006113404</text:p>
          </table:table-cell>
          <table:table-cell office:value-type="float" office:value="0.000518000518001" calcext:value-type="float">
            <text:p>0.000518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038667278007" calcext:value-type="float">
            <text:p>0.038667278</text:p>
          </table:table-cell>
          <table:table-cell office:value-type="float" office:value="0.037814037814" calcext:value-type="float">
            <text:p>0.0378140378</text:p>
          </table:table-cell>
          <table:table-cell office:value-type="float" office:value="0.0670946049213" calcext:value-type="float">
            <text:p>0.0670946049</text:p>
          </table:table-cell>
          <table:table-cell office:value-type="float" office:value="0.034706034706" calcext:value-type="float">
            <text:p>0.0347060347</text:p>
          </table:table-cell>
          <table:table-cell office:value-type="float" office:value="0.0356869937338" calcext:value-type="float">
            <text:p>0.0356869937</text:p>
          </table:table-cell>
          <table:table-cell office:value-type="float" office:value="0.0797720797721" calcext:value-type="float">
            <text:p>0.0797720798</text:p>
          </table:table-cell>
          <table:table-cell office:value-type="float" office:value="0.0443221763717" calcext:value-type="float">
            <text:p>0.0443221764</text:p>
          </table:table-cell>
          <table:table-cell office:value-type="float" office:value="0.042735042735" calcext:value-type="float">
            <text:p>0.0427350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T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S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305670181874" calcext:value-type="float">
            <text:p>0.0003056702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534922818279" calcext:value-type="float">
            <text:p>0.0005349228</text:p>
          </table:table-cell>
          <table:table-cell office:value-type="float" office:value="0.000518000518001" calcext:value-type="float">
            <text:p>0.000518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P</text:p>
          </table:table-cell>
          <table:table-cell office:value-type="float" office:value="0.0777930612869" calcext:value-type="float">
            <text:p>0.0777930613</text:p>
          </table:table-cell>
          <table:table-cell office:value-type="float" office:value="0.0748510748511" calcext:value-type="float">
            <text:p>0.0748510749</text:p>
          </table:table-cell>
          <table:table-cell office:value-type="float" office:value="0.0549442151918" calcext:value-type="float">
            <text:p>0.0549442152</text:p>
          </table:table-cell>
          <table:table-cell office:value-type="float" office:value="0.038591038591" calcext:value-type="float">
            <text:p>0.0385910386</text:p>
          </table:table-cell>
          <table:table-cell office:value-type="float" office:value="0.03996637628" calcext:value-type="float">
            <text:p>0.0399663763</text:p>
          </table:table-cell>
          <table:table-cell office:value-type="float" office:value="0.0512820512821" calcext:value-type="float">
            <text:p>0.0512820513</text:p>
          </table:table-cell>
          <table:table-cell office:value-type="float" office:value="0.0690814611035" calcext:value-type="float">
            <text:p>0.0690814611</text:p>
          </table:table-cell>
          <table:table-cell office:value-type="float" office:value="0.0844340844341" calcext:value-type="float">
            <text:p>0.084434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0106984563656" calcext:value-type="float">
            <text:p>0.0106984564</text:p>
          </table:table-cell>
          <table:table-cell office:value-type="float" office:value="0.034706034706" calcext:value-type="float">
            <text:p>0.0347060347</text:p>
          </table:table-cell>
          <table:table-cell office:value-type="float" office:value="0.00221610881858" calcext:value-type="float">
            <text:p>0.0022161088</text:p>
          </table:table-cell>
          <table:table-cell office:value-type="float" office:value="0.003108003108" calcext:value-type="float">
            <text:p>0.0031080031</text:p>
          </table:table-cell>
          <table:table-cell office:value-type="float" office:value="0.00106984563656" calcext:value-type="float">
            <text:p>0.0010698456</text:p>
          </table:table-cell>
          <table:table-cell office:value-type="float" office:value="0.001295001295" calcext:value-type="float">
            <text:p>0.0012950013</text:p>
          </table:table-cell>
          <table:table-cell office:value-type="float" office:value="0.00252177900046" calcext:value-type="float">
            <text:p>0.002521779</text:p>
          </table:table-cell>
          <table:table-cell office:value-type="float" office:value="0.00259000259" calcext:value-type="float">
            <text:p>0.0025900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$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305670181874" calcext:value-type="float">
            <text:p>0.0003056702</text:p>
          </table:table-cell>
          <table:table-cell office:value-type="float" office:value="0.000518000518001" calcext:value-type="float">
            <text:p>0.0005180005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152835090937" calcext:value-type="float">
            <text:p>0.0001528351</text:p>
          </table:table-cell>
          <table:table-cell office:value-type="float" office:value="0.000518000518001" calcext:value-type="float">
            <text:p>0.000518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</text:p>
          </table:table-cell>
          <table:table-cell office:value-type="float" office:value="0.0217790004585" calcext:value-type="float">
            <text:p>0.0217790005</text:p>
          </table:table-cell>
          <table:table-cell office:value-type="float" office:value="0.01554001554" calcext:value-type="float">
            <text:p>0.0155400155</text:p>
          </table:table-cell>
          <table:table-cell office:value-type="float" office:value="0.0125324774568" calcext:value-type="float">
            <text:p>0.0125324775</text:p>
          </table:table-cell>
          <table:table-cell office:value-type="float" office:value="0.010101010101" calcext:value-type="float">
            <text:p>0.0101010101</text:p>
          </table:table-cell>
          <table:table-cell office:value-type="float" office:value="0.00527281063732" calcext:value-type="float">
            <text:p>0.0052728106</text:p>
          </table:table-cell>
          <table:table-cell office:value-type="float" office:value="0.001554001554" calcext:value-type="float">
            <text:p>0.0015540016</text:p>
          </table:table-cell>
          <table:table-cell office:value-type="float" office:value="0.013373070457" calcext:value-type="float">
            <text:p>0.0133730705</text:p>
          </table:table-cell>
          <table:table-cell office:value-type="float" office:value="0.011655011655" calcext:value-type="float">
            <text:p>0.011655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N</text:p>
          </table:table-cell>
          <table:table-cell office:value-type="float" office:value="0.0354577410974" calcext:value-type="float">
            <text:p>0.0354577411</text:p>
          </table:table-cell>
          <table:table-cell office:value-type="float" office:value="0.030821030821" calcext:value-type="float">
            <text:p>0.0308210308</text:p>
          </table:table-cell>
          <table:table-cell office:value-type="float" office:value="0.0189515512762" calcext:value-type="float">
            <text:p>0.0189515513</text:p>
          </table:table-cell>
          <table:table-cell office:value-type="float" office:value="0.026418026418" calcext:value-type="float">
            <text:p>0.0264180264</text:p>
          </table:table-cell>
          <table:table-cell office:value-type="float" office:value="0.0492893168271" calcext:value-type="float">
            <text:p>0.0492893168</text:p>
          </table:table-cell>
          <table:table-cell office:value-type="float" office:value="0.016576016576" calcext:value-type="float">
            <text:p>0.0165760166</text:p>
          </table:table-cell>
          <table:table-cell office:value-type="float" office:value="0.014519333639" calcext:value-type="float">
            <text:p>0.0145193336</text:p>
          </table:table-cell>
          <table:table-cell office:value-type="float" office:value="0.013986013986" calcext:value-type="float">
            <text:p>0.013986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0.00137551581843" calcext:value-type="float">
            <text:p>0.0013755158</text:p>
          </table:table-cell>
          <table:table-cell office:value-type="float" office:value="0.002331002331" calcext:value-type="float">
            <text:p>0.0023310023</text:p>
          </table:table-cell>
          <table:table-cell office:value-type="float" office:value="0.000305670181874" calcext:value-type="float">
            <text:p>0.0003056702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168118600031" calcext:value-type="float">
            <text:p>0.001681186</text:p>
          </table:table-cell>
          <table:table-cell office:value-type="float" office:value="0.001036001036" calcext:value-type="float">
            <text:p>0.001036001</text:p>
          </table:table-cell>
          <table:table-cell office:value-type="float" office:value="0.00229252636405" calcext:value-type="float">
            <text:p>0.0022925264</text:p>
          </table:table-cell>
          <table:table-cell office:value-type="float" office:value="0.003367003367" calcext:value-type="float">
            <text:p>0.003367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0.0285801620052" calcext:value-type="float">
            <text:p>0.028580162</text:p>
          </table:table-cell>
          <table:table-cell office:value-type="float" office:value="0.03626003626" calcext:value-type="float">
            <text:p>0.0362600363</text:p>
          </table:table-cell>
          <table:table-cell office:value-type="float" office:value="0.0293443374599" calcext:value-type="float">
            <text:p>0.0293443375</text:p>
          </table:table-cell>
          <table:table-cell office:value-type="float" office:value="0.0699300699301" calcext:value-type="float">
            <text:p>0.0699300699</text:p>
          </table:table-cell>
          <table:table-cell office:value-type="float" office:value="0.0244536145499" calcext:value-type="float">
            <text:p>0.0244536145</text:p>
          </table:table-cell>
          <table:table-cell office:value-type="float" office:value="0.016317016317" calcext:value-type="float">
            <text:p>0.0163170163</text:p>
          </table:table-cell>
          <table:table-cell office:value-type="float" office:value="0.0235366040043" calcext:value-type="float">
            <text:p>0.023536604</text:p>
          </table:table-cell>
          <table:table-cell office:value-type="float" office:value="0.016058016058" calcext:value-type="float">
            <text:p>0.0160580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115543328748" calcext:value-type="float">
            <text:p>0.1155433287</text:p>
          </table:table-cell>
          <table:table-cell office:value-type="float" office:value="0.118363118363" calcext:value-type="float">
            <text:p>0.1183631184</text:p>
          </table:table-cell>
          <table:table-cell office:value-type="float" office:value="0.10690814611" calcext:value-type="float">
            <text:p>0.1069081461</text:p>
          </table:table-cell>
          <table:table-cell office:value-type="float" office:value="0.03626003626" calcext:value-type="float">
            <text:p>0.0362600363</text:p>
          </table:table-cell>
          <table:table-cell office:value-type="float" office:value="0.15497478221" calcext:value-type="float">
            <text:p>0.1549747822</text:p>
          </table:table-cell>
          <table:table-cell office:value-type="float" office:value="0.32116032116" calcext:value-type="float">
            <text:p>0.3211603212</text:p>
          </table:table-cell>
          <table:table-cell office:value-type="float" office:value="0.257374293138" calcext:value-type="float">
            <text:p>0.2573742931</text:p>
          </table:table-cell>
          <table:table-cell office:value-type="float" office:value="0.186739186739" calcext:value-type="float">
            <text:p>0.1867391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float" office:value="0.00183402109124" calcext:value-type="float">
            <text:p>0.0018340211</text:p>
          </table:table-cell>
          <table:table-cell office:value-type="float" office:value="0.003367003367" calcext:value-type="float">
            <text:p>0.0033670034</text:p>
          </table:table-cell>
          <table:table-cell office:value-type="float" office:value="0.00680116154669" calcext:value-type="float">
            <text:p>0.0068011615</text:p>
          </table:table-cell>
          <table:table-cell office:value-type="float" office:value="0.00259000259" calcext:value-type="float">
            <text:p>0.0025900026</text:p>
          </table:table-cell>
          <table:table-cell office:value-type="float" office:value="0.00198685618218" calcext:value-type="float">
            <text:p>0.0019868562</text:p>
          </table:table-cell>
          <table:table-cell office:value-type="float" office:value="0.001813001813" calcext:value-type="float">
            <text:p>0.0018130018</text:p>
          </table:table-cell>
          <table:table-cell office:value-type="float" office:value="0.00252177900046" calcext:value-type="float">
            <text:p>0.002521779</text:p>
          </table:table-cell>
          <table:table-cell office:value-type="float" office:value="0.002072002072" calcext:value-type="float">
            <text:p>0.0020720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</text:p>
          </table:table-cell>
          <table:table-cell office:value-type="float" office:value="0.021702582913" calcext:value-type="float">
            <text:p>0.0217025829</text:p>
          </table:table-cell>
          <table:table-cell office:value-type="float" office:value="0.014504014504" calcext:value-type="float">
            <text:p>0.0145040145</text:p>
          </table:table-cell>
          <table:table-cell office:value-type="float" office:value="0.0168118600031" calcext:value-type="float">
            <text:p>0.01681186</text:p>
          </table:table-cell>
          <table:table-cell office:value-type="float" office:value="0.015799015799" calcext:value-type="float">
            <text:p>0.0157990158</text:p>
          </table:table-cell>
          <table:table-cell office:value-type="float" office:value="0.0100106984564" calcext:value-type="float">
            <text:p>0.0100106985</text:p>
          </table:table-cell>
          <table:table-cell office:value-type="float" office:value="0.004921004921" calcext:value-type="float">
            <text:p>0.0049210049</text:p>
          </table:table-cell>
          <table:table-cell office:value-type="float" office:value="0.0481430536451" calcext:value-type="float">
            <text:p>0.0481430536</text:p>
          </table:table-cell>
          <table:table-cell office:value-type="float" office:value="0.012432012432" calcext:value-type="float">
            <text:p>0.0124320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0474552957359" calcext:value-type="float">
            <text:p>0.0474552957</text:p>
          </table:table-cell>
          <table:table-cell office:value-type="float" office:value="0.0929810929811" calcext:value-type="float">
            <text:p>0.092981093</text:p>
          </table:table-cell>
          <table:table-cell office:value-type="float" office:value="0.276249426868" calcext:value-type="float">
            <text:p>0.2762494269</text:p>
          </table:table-cell>
          <table:table-cell office:value-type="float" office:value="0.288008288008" calcext:value-type="float">
            <text:p>0.288008288</text:p>
          </table:table-cell>
          <table:table-cell office:value-type="float" office:value="0.0280452391869" calcext:value-type="float">
            <text:p>0.0280452392</text:p>
          </table:table-cell>
          <table:table-cell office:value-type="float" office:value="0.013986013986" calcext:value-type="float">
            <text:p>0.013986014</text:p>
          </table:table-cell>
          <table:table-cell office:value-type="float" office:value="0.0934586581079" calcext:value-type="float">
            <text:p>0.0934586581</text:p>
          </table:table-cell>
          <table:table-cell office:value-type="float" office:value="0.176638176638" calcext:value-type="float">
            <text:p>0.1766381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0.0255234601865" calcext:value-type="float">
            <text:p>0.0255234602</text:p>
          </table:table-cell>
          <table:table-cell office:value-type="float" office:value="0.024605024605" calcext:value-type="float">
            <text:p>0.0246050246</text:p>
          </table:table-cell>
          <table:table-cell office:value-type="float" office:value="0.0102399510928" calcext:value-type="float">
            <text:p>0.0102399511</text:p>
          </table:table-cell>
          <table:table-cell office:value-type="float" office:value="0.004921004921" calcext:value-type="float">
            <text:p>0.0049210049</text:p>
          </table:table-cell>
          <table:table-cell office:value-type="float" office:value="0.00427938254623" calcext:value-type="float">
            <text:p>0.0042793825</text:p>
          </table:table-cell>
          <table:table-cell office:value-type="float" office:value="0.004403004403" calcext:value-type="float">
            <text:p>0.0044030044</text:p>
          </table:table-cell>
          <table:table-cell office:value-type="float" office:value="0.024300779459" calcext:value-type="float">
            <text:p>0.0243007795</text:p>
          </table:table-cell>
          <table:table-cell office:value-type="float" office:value="0.015799015799" calcext:value-type="float">
            <text:p>0.015799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S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136558153752" calcext:value-type="float">
            <text:p>0.1365581538</text:p>
          </table:table-cell>
          <table:table-cell office:value-type="float" office:value="0.104118104118" calcext:value-type="float">
            <text:p>0.1041181041</text:p>
          </table:table-cell>
          <table:table-cell office:value-type="float" office:value="0.0874216720159" calcext:value-type="float">
            <text:p>0.087421672</text:p>
          </table:table-cell>
          <table:table-cell office:value-type="float" office:value="0.107226107226" calcext:value-type="float">
            <text:p>0.1072261072</text:p>
          </table:table-cell>
          <table:table-cell office:value-type="float" office:value="0.355035916246" calcext:value-type="float">
            <text:p>0.3550359162</text:p>
          </table:table-cell>
          <table:table-cell office:value-type="float" office:value="0.174566174566" calcext:value-type="float">
            <text:p>0.1745661746</text:p>
          </table:table-cell>
          <table:table-cell office:value-type="float" office:value="0.0667125171939" calcext:value-type="float">
            <text:p>0.0667125172</text:p>
          </table:table-cell>
          <table:table-cell office:value-type="float" office:value="0.0642320642321" calcext:value-type="float">
            <text:p>0.0642320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101253247746" calcext:value-type="float">
            <text:p>0.1012532477</text:p>
          </table:table-cell>
          <table:table-cell office:value-type="float" office:value="0.0675990675991" calcext:value-type="float">
            <text:p>0.0675990676</text:p>
          </table:table-cell>
          <table:table-cell office:value-type="float" office:value="0.0449335167354" calcext:value-type="float">
            <text:p>0.0449335167</text:p>
          </table:table-cell>
          <table:table-cell office:value-type="float" office:value="0.038332038332" calcext:value-type="float">
            <text:p>0.0383320383</text:p>
          </table:table-cell>
          <table:table-cell office:value-type="float" office:value="0.044704264099" calcext:value-type="float">
            <text:p>0.0447042641</text:p>
          </table:table-cell>
          <table:table-cell office:value-type="float" office:value="0.0727790727791" calcext:value-type="float">
            <text:p>0.0727790728</text:p>
          </table:table-cell>
          <table:table-cell office:value-type="float" office:value="0.126012532477" calcext:value-type="float">
            <text:p>0.1260125325</text:p>
          </table:table-cell>
          <table:table-cell office:value-type="float" office:value="0.134939134939" calcext:value-type="float">
            <text:p>0.1349391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R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152835090937" calcext:value-type="float">
            <text:p>0.0001528351</text:p>
          </table:table-cell>
          <table:table-cell office:value-type="float" office:value="0.001036001036" calcext:value-type="float">
            <text:p>0.001036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D</text:p>
          </table:table-cell>
          <table:table-cell office:value-type="float" office:value="0.0625859697387" calcext:value-type="float">
            <text:p>0.0625859697</text:p>
          </table:table-cell>
          <table:table-cell office:value-type="float" office:value="0.0642320642321" calcext:value-type="float">
            <text:p>0.0642320642</text:p>
          </table:table-cell>
          <table:table-cell office:value-type="float" office:value="0.0432523307351" calcext:value-type="float">
            <text:p>0.0432523307</text:p>
          </table:table-cell>
          <table:table-cell office:value-type="float" office:value="0.0507640507641" calcext:value-type="float">
            <text:p>0.0507640508</text:p>
          </table:table-cell>
          <table:table-cell office:value-type="float" office:value="0.0315604462785" calcext:value-type="float">
            <text:p>0.0315604463</text:p>
          </table:table-cell>
          <table:table-cell office:value-type="float" office:value="0.016576016576" calcext:value-type="float">
            <text:p>0.0165760166</text:p>
          </table:table-cell>
          <table:table-cell office:value-type="float" office:value="0.0392786183708" calcext:value-type="float">
            <text:p>0.0392786184</text:p>
          </table:table-cell>
          <table:table-cell office:value-type="float" office:value="0.0510230510231" calcext:value-type="float">
            <text:p>0.05102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</text:p>
          </table:table-cell>
          <table:table-cell office:value-type="float" office:value="0.00099342809109" calcext:value-type="float">
            <text:p>0.0009934281</text:p>
          </table:table-cell>
          <table:table-cell office:value-type="float" office:value="0.000518000518001" calcext:value-type="float">
            <text:p>0.0005180005</text:p>
          </table:table-cell>
          <table:table-cell office:value-type="float" office:value="0.000229252636405" calcext:value-type="float">
            <text:p>0.0002292526</text:p>
          </table:table-cell>
          <table:table-cell office:value-type="float" office:value="0.000518000518001" calcext:value-type="float">
            <text:p>0.0005180005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382087727342" calcext:value-type="float">
            <text:p>0.0003820877</text:p>
          </table:table-cell>
          <table:table-cell office:value-type="float" office:value="0.000777000777001" calcext:value-type="float">
            <text:p>0.0007770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</text:p>
          </table:table-cell>
          <table:table-cell office:value-type="float" office:value="0.0014519333639" calcext:value-type="float">
            <text:p>0.0014519334</text:p>
          </table:table-cell>
          <table:table-cell office:value-type="float" office:value="0.00699300699301" calcext:value-type="float">
            <text:p>0.006993007</text:p>
          </table:table-cell>
          <table:table-cell office:value-type="float" office:value="0.000687757909216" calcext:value-type="float">
            <text:p>0.0006877579</text:p>
          </table:table-cell>
          <table:table-cell office:value-type="float" office:value="0.001036001036" calcext:value-type="float">
            <text:p>0.001036001</text:p>
          </table:table-cell>
          <table:table-cell office:value-type="float" office:value="0.000458505272811" calcext:value-type="float">
            <text:p>0.0004585053</text:p>
          </table:table-cell>
          <table:table-cell office:value-type="float" office:value="0.000777000777001" calcext:value-type="float">
            <text:p>0.0007770008</text:p>
          </table:table-cell>
          <table:table-cell office:value-type="float" office:value="0.00229252636405" calcext:value-type="float">
            <text:p>0.0022925264</text:p>
          </table:table-cell>
          <table:table-cell office:value-type="float" office:value="0.004144004144" calcext:value-type="float">
            <text:p>0.0041440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0.0934586581079" calcext:value-type="float">
            <text:p>0.0934586581</text:p>
          </table:table-cell>
          <table:table-cell office:value-type="float" office:value="0.103082103082" calcext:value-type="float">
            <text:p>0.1030821031</text:p>
          </table:table-cell>
          <table:table-cell office:value-type="float" office:value="0.0670181873758" calcext:value-type="float">
            <text:p>0.0670181874</text:p>
          </table:table-cell>
          <table:table-cell office:value-type="float" office:value="0.0828800828801" calcext:value-type="float">
            <text:p>0.0828800829</text:p>
          </table:table-cell>
          <table:table-cell office:value-type="float" office:value="0.027739569005" calcext:value-type="float">
            <text:p>0.027739569</text:p>
          </table:table-cell>
          <table:table-cell office:value-type="float" office:value="0.013468013468" calcext:value-type="float">
            <text:p>0.0134680135</text:p>
          </table:table-cell>
          <table:table-cell office:value-type="float" office:value="0.0282744918233" calcext:value-type="float">
            <text:p>0.0282744918</text:p>
          </table:table-cell>
          <table:table-cell office:value-type="float" office:value="0.024864024864" calcext:value-type="float">
            <text:p>0.0248640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0444750114626" calcext:value-type="float">
            <text:p>0.0444750115</text:p>
          </table:table-cell>
          <table:table-cell office:value-type="float" office:value="0.0502460502461" calcext:value-type="float">
            <text:p>0.0502460502</text:p>
          </table:table-cell>
          <table:table-cell office:value-type="float" office:value="0.021855418004" calcext:value-type="float">
            <text:p>0.021855418</text:p>
          </table:table-cell>
          <table:table-cell office:value-type="float" office:value="0.003108003108" calcext:value-type="float">
            <text:p>0.0031080031</text:p>
          </table:table-cell>
          <table:table-cell office:value-type="float" office:value="0.0291915023689" calcext:value-type="float">
            <text:p>0.0291915024</text:p>
          </table:table-cell>
          <table:table-cell office:value-type="float" office:value="0.038591038591" calcext:value-type="float">
            <text:p>0.0385910386</text:p>
          </table:table-cell>
          <table:table-cell office:value-type="float" office:value="0.0459269448265" calcext:value-type="float">
            <text:p>0.0459269448</text:p>
          </table:table-cell>
          <table:table-cell office:value-type="float" office:value="0.030044030044" calcext:value-type="float">
            <text:p>0.03004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</text:p>
          </table:table-cell>
          <table:table-cell office:value-type="float" office:value="0.000305670181874" calcext:value-type="float">
            <text:p>0.0003056702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152835090937" calcext:value-type="float">
            <text:p>0.0001528351</text:p>
          </table:table-cell>
          <table:table-cell office:value-type="float" office:value="0.000518000518001" calcext:value-type="float">
            <text:p>0.0005180005</text:p>
          </table:table-cell>
          <table:table-cell office:value-type="float" office:value="0.000305670181874" calcext:value-type="float">
            <text:p>0.0003056702</text:p>
          </table:table-cell>
          <table:table-cell office:value-type="float" office:value="0.000518000518001" calcext:value-type="float">
            <text:p>0.0005180005</text:p>
          </table:table-cell>
          <table:table-cell office:value-type="float" office:value="0.000382087727342" calcext:value-type="float">
            <text:p>0.0003820877</text:p>
          </table:table-cell>
          <table:table-cell office:value-type="float" office:value="0.000518000518001" calcext:value-type="float">
            <text:p>0.000518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0333180498242" calcext:value-type="float">
            <text:p>0.0333180498</text:p>
          </table:table-cell>
          <table:table-cell office:value-type="float" office:value="0.037814037814" calcext:value-type="float">
            <text:p>0.0378140378</text:p>
          </table:table-cell>
          <table:table-cell office:value-type="float" office:value="0.0610576188293" calcext:value-type="float">
            <text:p>0.0610576188</text:p>
          </table:table-cell>
          <table:table-cell office:value-type="float" office:value="0.0732970732971" calcext:value-type="float">
            <text:p>0.0732970733</text:p>
          </table:table-cell>
          <table:table-cell office:value-type="float" office:value="0.0356105761883" calcext:value-type="float">
            <text:p>0.0356105762</text:p>
          </table:table-cell>
          <table:table-cell office:value-type="float" office:value="0.131054131054" calcext:value-type="float">
            <text:p>0.1310541311</text:p>
          </table:table-cell>
          <table:table-cell office:value-type="float" office:value="0.0262876356411" calcext:value-type="float">
            <text:p>0.0262876356</text:p>
          </table:table-cell>
          <table:table-cell office:value-type="float" office:value="0.048174048174" calcext:value-type="float">
            <text:p>0.0481740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</text:p>
          </table:table-cell>
          <table:table-cell office:value-type="float" office:value="0.00374445972795" calcext:value-type="float">
            <text:p>0.0037444597</text:p>
          </table:table-cell>
          <table:table-cell office:value-type="float" office:value="0.004144004144" calcext:value-type="float">
            <text:p>0.0041440041</text:p>
          </table:table-cell>
          <table:table-cell office:value-type="float" office:value="0.00114626318203" calcext:value-type="float">
            <text:p>0.0011462632</text:p>
          </table:table-cell>
          <table:table-cell office:value-type="float" office:value="0.000777000777001" calcext:value-type="float">
            <text:p>0.0007770008</text:p>
          </table:table-cell>
          <table:table-cell office:value-type="float" office:value="0.000764175454684" calcext:value-type="float">
            <text:p>0.000764175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58077334556" calcext:value-type="float">
            <text:p>0.0058077335</text:p>
          </table:table-cell>
          <table:table-cell office:value-type="float" office:value="0.003367003367" calcext:value-type="float">
            <text:p>0.003367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</text:p>
          </table:table-cell>
          <table:table-cell office:value-type="float" office:value="0.0602170258291" calcext:value-type="float">
            <text:p>0.0602170258</text:p>
          </table:table-cell>
          <table:table-cell office:value-type="float" office:value="0.024346024346" calcext:value-type="float">
            <text:p>0.0243460243</text:p>
          </table:table-cell>
          <table:table-cell office:value-type="float" office:value="0.027739569005" calcext:value-type="float">
            <text:p>0.027739569</text:p>
          </table:table-cell>
          <table:table-cell office:value-type="float" office:value="0.0647500647501" calcext:value-type="float">
            <text:p>0.0647500648</text:p>
          </table:table-cell>
          <table:table-cell office:value-type="float" office:value="0.0899434510164" calcext:value-type="float">
            <text:p>0.089943451</text:p>
          </table:table-cell>
          <table:table-cell office:value-type="float" office:value="0.02072002072" calcext:value-type="float">
            <text:p>0.0207200207</text:p>
          </table:table-cell>
          <table:table-cell office:value-type="float" office:value="0.0201742320037" calcext:value-type="float">
            <text:p>0.020174232</text:p>
          </table:table-cell>
          <table:table-cell office:value-type="float" office:value="0.011396011396" calcext:value-type="float">
            <text:p>0.0113960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</text:p>
          </table:table-cell>
          <table:table-cell office:value-type="float" office:value="0.000305670181874" calcext:value-type="float">
            <text:p>0.0003056702</text:p>
          </table:table-cell>
          <table:table-cell office:value-type="float" office:value="0.001036001036" calcext:value-type="float">
            <text:p>0.001036001</text:p>
          </table:table-cell>
          <table:table-cell office:value-type="float" office:value="0.000305670181874" calcext:value-type="float">
            <text:p>0.0003056702</text:p>
          </table:table-cell>
          <table:table-cell office:value-type="float" office:value="0.000777000777001" calcext:value-type="float">
            <text:p>0.0007770008</text:p>
          </table:table-cell>
          <table:table-cell office:value-type="float" office:value="0.0000764175454684" calcext:value-type="float">
            <text:p>7.64175454684E-005</text:p>
          </table:table-cell>
          <table:table-cell office:value-type="float" office:value="0.000259000259" calcext:value-type="float">
            <text:p>0.0002590003</text:p>
          </table:table-cell>
          <table:table-cell office:value-type="float" office:value="0.000229252636405" calcext:value-type="float">
            <text:p>0.0002292526</text:p>
          </table:table-cell>
          <table:table-cell office:value-type="float" office:value="0.000259000259" calcext:value-type="float">
            <text:p>0.00025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1_total: 13086.0</text:p>
          </table:table-cell>
          <table:table-cell/>
          <table:table-cell table:formula="of:=SUM(13086/(13086+3861))" office:value-type="float" office:value="0.772172065852363" calcext:value-type="float">
            <text:p>0.7721720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2_total: 3861.0</text:p>
          </table:table-cell>
          <table:table-cell/>
          <table:table-cell table:formula="of:=SUM(3861/(3861+13086))" office:value-type="float" office:value="0.227827934147637" calcext:value-type="float">
            <text:p>0.227827934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ou may be able to run further, but Mary can run faster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u'TO', u'VB', u'CC', u'NNP']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rther</text:p>
          </table:table-cell>
          <table:table-cell office:value-type="float" office:value="0.0444750114626" calcext:value-type="float">
            <text:p>0.0444750115</text:p>
          </table:table-cell>
          <table:table-cell office:value-type="float" office:value="0.0670181873758" calcext:value-type="float">
            <text:p>0.0670181874</text:p>
          </table:table-cell>
          <table:table-cell office:value-type="float" office:value="0.0356869937338" calcext:value-type="float">
            <text:p>0.0356869937</text:p>
          </table:table-cell>
          <table:table-cell office:value-type="float" office:value="0.000229252636405" calcext:value-type="float">
            <text:p>0.0002292526</text:p>
          </table:table-cell>
          <table:table-cell table:formula="of:=SUM(13086/(13086+3861))" office:value-type="float" office:value="0.772172065852363" calcext:value-type="float">
            <text:p>0.7721720659</text:p>
          </table:table-cell>
          <table:table-cell table:formula="of:=PRODUCT([.C46:.G46])" office:value-type="float" office:value="0.0000000188298619471223" calcext:value-type="float">
            <text:p>1.88298619471223E-008</text:p>
          </table:table-cell>
          <table:table-cell table:formula="of:=SUM([.H46]/([.H46]+[.H47]))" office:value-type="float" office:value="0.489948812019836" calcext:value-type="float">
            <text:p>0.489948812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ce1" office:value-type="string" calcext:value-type="string">
            <text:p>Farther</text:p>
          </table:table-cell>
          <table:table-cell table:style-name="ce1" office:value-type="float" office:value="0.0502460502461" calcext:value-type="float">
            <text:p>0.0502460502</text:p>
          </table:table-cell>
          <table:table-cell table:style-name="ce1" office:value-type="float" office:value="0.0828800828801" calcext:value-type="float">
            <text:p>0.0828800829</text:p>
          </table:table-cell>
          <table:table-cell table:style-name="ce1" office:value-type="float" office:value="0.0797720797721" calcext:value-type="float">
            <text:p>0.0797720798</text:p>
          </table:table-cell>
          <table:table-cell table:style-name="ce1" office:value-type="float" office:value="0.000259000259" calcext:value-type="float">
            <text:p>0.0002590003</text:p>
          </table:table-cell>
          <table:table-cell table:style-name="ce1" table:formula="of:=SUM(3861/(3861+13086))" office:value-type="float" office:value="0.227827934147637" calcext:value-type="float">
            <text:p>0.2278279341</text:p>
          </table:table-cell>
          <table:table-cell table:style-name="ce1" table:formula="of:=PRODUCT([.C47:.G47])" office:value-type="float" office:value="0.0000000196024425817842" calcext:value-type="float">
            <text:p>1.96024425817842E-008</text:p>
          </table:table-cell>
          <table:table-cell table:style-name="ce1" table:formula="of:=SUM([.H47]/([.H47]+[.H46]))" office:value-type="float" office:value="0.510051187980164" calcext:value-type="float">
            <text:p>0.510051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could not be further from the tru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u'RB', u'VB', u'IN', u'DT']</text:p>
          </table:table-cell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rther</text:p>
          </table:table-cell>
          <table:table-cell office:value-type="float" office:value="0.0333180498242" calcext:value-type="float">
            <text:p>0.0333180498</text:p>
          </table:table-cell>
          <table:table-cell office:value-type="float" office:value="0.0670181873758" calcext:value-type="float">
            <text:p>0.0670181874</text:p>
          </table:table-cell>
          <table:table-cell office:value-type="float" office:value="0.15497478221" calcext:value-type="float">
            <text:p>0.1549747822</text:p>
          </table:table-cell>
          <table:table-cell office:value-type="float" office:value="0.0934586581079" calcext:value-type="float">
            <text:p>0.0934586581</text:p>
          </table:table-cell>
          <table:table-cell table:formula="of:=SUM(13086/(13086+3861))" office:value-type="float" office:value="0.772172065852363" calcext:value-type="float">
            <text:p>0.7721720659</text:p>
          </table:table-cell>
          <table:table-cell table:formula="of:=PRODUCT([.C50:.G50])" office:value-type="float" office:value="0.0000249727812512597" calcext:value-type="float">
            <text:p>2.49727812512597E-005</text:p>
          </table:table-cell>
          <table:table-cell table:formula="of:=SUM([.H50]/([.H50]+[.H51]))" office:value-type="float" office:value="0.381388852595363" calcext:value-type="float">
            <text:p>0.3813888526</text:p>
          </table:table-cell>
          <table:table-cell/>
          <table:table-cell office:value-type="string" calcext:value-type="string">
            <text:p>N?</text:p>
          </table:table-cell>
        </table:table-row>
        <table:table-row table:style-name="ro1">
          <table:table-cell/>
          <table:table-cell table:style-name="ce1" office:value-type="string" calcext:value-type="string">
            <text:p>Farther</text:p>
          </table:table-cell>
          <table:table-cell table:style-name="ce1" office:value-type="float" office:value="0.037814037814" calcext:value-type="float">
            <text:p>0.0378140378</text:p>
          </table:table-cell>
          <table:table-cell table:style-name="ce1" office:value-type="float" office:value="0.0828800828801" calcext:value-type="float">
            <text:p>0.0828800829</text:p>
          </table:table-cell>
          <table:table-cell table:style-name="ce1" office:value-type="float" office:value="0.32116032116" calcext:value-type="float">
            <text:p>0.3211603212</text:p>
          </table:table-cell>
          <table:table-cell table:style-name="ce1" office:value-type="float" office:value="0.176638176638" calcext:value-type="float">
            <text:p>0.1766381766</text:p>
          </table:table-cell>
          <table:table-cell table:style-name="ce1" table:formula="of:=SUM(3861/(3861+13086))" office:value-type="float" office:value="0.227827934147637" calcext:value-type="float">
            <text:p>0.2278279341</text:p>
          </table:table-cell>
          <table:table-cell table:style-name="ce1" table:formula="of:=PRODUCT([.C51:.G51])" office:value-type="float" office:value="0.0000405057482897038" calcext:value-type="float">
            <text:p>4.05057482897038E-005</text:p>
          </table:table-cell>
          <table:table-cell table:style-name="ce1" table:formula="of:=SUM([.H51]/([.H51]+[.H50]))" office:value-type="float" office:value="0.618611147404637" calcext:value-type="float">
            <text:p>0.6186111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argued further about Terry after he had lef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u'PRP', u'VBD', u'IN', u'NNP']</text:p>
          </table:table-cell>
          <table:table-cell/>
          <table:table-cell office:value-type="string" calcext:value-type="string">
            <text:p>PRP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NP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rther</text:p>
          </table:table-cell>
          <table:table-cell table:style-name="ce1" office:value-type="float" office:value="0.0777930612869" calcext:value-type="float">
            <text:p>0.0777930613</text:p>
          </table:table-cell>
          <table:table-cell table:style-name="ce1" office:value-type="float" office:value="0.0432523307351" calcext:value-type="float">
            <text:p>0.0432523307</text:p>
          </table:table-cell>
          <table:table-cell table:style-name="ce1" office:value-type="float" office:value="0.15497478221" calcext:value-type="float">
            <text:p>0.1549747822</text:p>
          </table:table-cell>
          <table:table-cell table:style-name="ce1" office:value-type="float" office:value="0.000229252636405" calcext:value-type="float">
            <text:p>0.0002292526</text:p>
          </table:table-cell>
          <table:table-cell table:style-name="ce1" table:formula="of:=SUM(13086/(13086+3861))" office:value-type="float" office:value="0.772172065852363" calcext:value-type="float">
            <text:p>0.7721720659</text:p>
          </table:table-cell>
          <table:table-cell table:style-name="ce1" table:formula="of:=PRODUCT([.C54:.G54])" office:value-type="float" office:value="0.000000092308105389271" calcext:value-type="float">
            <text:p>9.2308105389271E-008</text:p>
          </table:table-cell>
          <table:table-cell table:style-name="ce1" table:formula="of:=SUM([.H54]/([.H54]+[.H55]))" office:value-type="float" office:value="0.561770019326193" calcext:value-type="float">
            <text:p>0.5617700193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ce2" office:value-type="string" calcext:value-type="string">
            <text:p>Farther</text:p>
          </table:table-cell>
          <table:table-cell table:style-name="ce2" office:value-type="float" office:value="0.0748510748511" calcext:value-type="float">
            <text:p>0.0748510749</text:p>
          </table:table-cell>
          <table:table-cell table:style-name="ce2" office:value-type="float" office:value="0.0507640507641" calcext:value-type="float">
            <text:p>0.0507640508</text:p>
          </table:table-cell>
          <table:table-cell table:style-name="ce2" office:value-type="float" office:value="0.32116032116" calcext:value-type="float">
            <text:p>0.3211603212</text:p>
          </table:table-cell>
          <table:table-cell table:style-name="ce2" office:value-type="float" office:value="0.000259000259" calcext:value-type="float">
            <text:p>0.0002590003</text:p>
          </table:table-cell>
          <table:table-cell table:style-name="ce2" table:formula="of:=SUM(3861/(3861+13086))" office:value-type="float" office:value="0.227827934147637" calcext:value-type="float">
            <text:p>0.2278279341</text:p>
          </table:table-cell>
          <table:table-cell table:style-name="ce2" table:formula="of:=PRODUCT([.C55:.G55])" office:value-type="float" office:value="0.0000000720084337880754" calcext:value-type="float">
            <text:p>0.000000072</text:p>
          </table:table-cell>
          <table:table-cell table:style-name="ce2" table:formula="of:=SUM([.H55]/([.H55]+[.H54]))" office:value-type="float" office:value="0.438229980673807" calcext:value-type="float">
            <text:p>0.4382299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you promise me there will be no further delays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u'VB', u'DT', u'NNS', 'na']</text:p>
          </table:table-cell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rther</text:p>
          </table:table-cell>
          <table:table-cell table:style-name="ce1" office:value-type="float" office:value="0.0934586581079" calcext:value-type="float">
            <text:p>0.0934586581</text:p>
          </table:table-cell>
          <table:table-cell table:style-name="ce1" office:value-type="float" office:value="0.276249426868" calcext:value-type="float">
            <text:p>0.2762494269</text:p>
          </table:table-cell>
          <table:table-cell table:style-name="ce1" office:value-type="float" office:value="0.0899434510164" calcext:value-type="float">
            <text:p>0.089943451</text:p>
          </table:table-cell>
          <table:table-cell table:style-name="ce1" office:value-type="float" office:value="0.126012532477" calcext:value-type="float">
            <text:p>0.1260125325</text:p>
          </table:table-cell>
          <table:table-cell table:style-name="ce1" table:formula="of:=SUM(13086/(13086+3861))" office:value-type="float" office:value="0.772172065852363" calcext:value-type="float">
            <text:p>0.7721720659</text:p>
          </table:table-cell>
          <table:table-cell table:style-name="ce1" table:formula="of:=PRODUCT([.C58:.G58])" office:value-type="float" office:value="0.00022595309777763" calcext:value-type="float">
            <text:p>0.0002259531</text:p>
          </table:table-cell>
          <table:table-cell table:style-name="ce1" table:formula="of:=SUM([.H58]/([.H58]+[.H59]))" office:value-type="float" office:value="0.922767954130292" calcext:value-type="float">
            <text:p>0.922767954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ce2" office:value-type="string" calcext:value-type="string">
            <text:p>Farther</text:p>
          </table:table-cell>
          <table:table-cell office:value-type="float" office:value="0.103082103082" calcext:value-type="float">
            <text:p>0.1030821031</text:p>
          </table:table-cell>
          <table:table-cell office:value-type="float" office:value="0.288008288008" calcext:value-type="float">
            <text:p>0.288008288</text:p>
          </table:table-cell>
          <table:table-cell office:value-type="float" office:value="0.02072002072" calcext:value-type="float">
            <text:p>0.0207200207</text:p>
          </table:table-cell>
          <table:table-cell office:value-type="float" office:value="0.134939134939" calcext:value-type="float">
            <text:p>0.1349391349</text:p>
          </table:table-cell>
          <table:table-cell table:formula="of:=SUM(3861/(3861+13086))" office:value-type="float" office:value="0.227827934147637" calcext:value-type="float">
            <text:p>0.2278279341</text:p>
          </table:table-cell>
          <table:table-cell table:style-name="ce2" table:formula="of:=PRODUCT([.C59:.G59])" office:value-type="float" office:value="0.0000189113849628771" calcext:value-type="float">
            <text:p>1.89113849628771E-005</text:p>
          </table:table-cell>
          <table:table-cell table:style-name="ce2" table:formula="of:=SUM([.H59]/([.H59]+[.H58]))" office:value-type="float" office:value="0.0772320458697078" calcext:value-type="float">
            <text:p>0.0772320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much farther?</text:p>
          </table:table-cell>
          <table:table-cell/>
          <table:table-cell office:value-type="string" calcext:value-type="string">
            <text:p>WRB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u'WRB', u'JJ', 'na', 'na']</text:p>
          </table:table-cell>
          <table:table-cell table:style-name="ce2" office:value-type="string" calcext:value-type="string">
            <text:p>Further</text:p>
          </table:table-cell>
          <table:table-cell table:style-name="ce2" office:value-type="float" office:value="0.00229252636405" calcext:value-type="float">
            <text:p>0.0022925264</text:p>
          </table:table-cell>
          <table:table-cell table:style-name="ce2" office:value-type="float" office:value="0.0293443374599" calcext:value-type="float">
            <text:p>0.0293443375</text:p>
          </table:table-cell>
          <table:table-cell table:style-name="ce2" office:value-type="float" office:value="0.044704264099" calcext:value-type="float">
            <text:p>0.0447042641</text:p>
          </table:table-cell>
          <table:table-cell table:style-name="ce2" office:value-type="float" office:value="0.126012532477" calcext:value-type="float">
            <text:p>0.1260125325</text:p>
          </table:table-cell>
          <table:table-cell table:style-name="ce2" table:formula="of:=SUM(13086/(13086+3861))" office:value-type="float" office:value="0.772172065852363" calcext:value-type="float">
            <text:p>0.7721720659</text:p>
          </table:table-cell>
          <table:table-cell table:style-name="ce2" table:formula="of:=PRODUCT([.C61:.G61])" office:value-type="float" office:value="0.000000292627693007802" calcext:value-type="float">
            <text:p>2.92627693007802E-007</text:p>
          </table:table-cell>
          <table:table-cell table:style-name="ce2" table:formula="of:=SUM([.H61]/([.H61]+[.H62]))" office:value-type="float" office:value="0.375684199975535" calcext:value-type="float">
            <text:p>0.3756842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ce1" office:value-type="string" calcext:value-type="string">
            <text:p>Farther</text:p>
          </table:table-cell>
          <table:table-cell table:style-name="ce1" office:value-type="float" office:value="0.003108003108" calcext:value-type="float">
            <text:p>0.0031080031</text:p>
          </table:table-cell>
          <table:table-cell table:style-name="ce1" office:value-type="float" office:value="0.0699300699301" calcext:value-type="float">
            <text:p>0.0699300699</text:p>
          </table:table-cell>
          <table:table-cell table:style-name="ce1" office:value-type="float" office:value="0.0727790727791" calcext:value-type="float">
            <text:p>0.0727790728</text:p>
          </table:table-cell>
          <table:table-cell table:style-name="ce1" office:value-type="float" office:value="0.134939134939" calcext:value-type="float">
            <text:p>0.1349391349</text:p>
          </table:table-cell>
          <table:table-cell table:style-name="ce1" table:formula="of:=SUM(3861/(3861+13086))" office:value-type="float" office:value="0.227827934147637" calcext:value-type="float">
            <text:p>0.2278279341</text:p>
          </table:table-cell>
          <table:table-cell table:style-name="ce1" table:formula="of:=PRODUCT([.C62:.G62])" office:value-type="float" office:value="0.000000486291657411668" calcext:value-type="float">
            <text:p>4.86291657411668E-007</text:p>
          </table:table-cell>
          <table:table-cell table:style-name="ce1" table:formula="of:=SUM([.H62]/([.H62]+[.H61]))" office:value-type="float" office:value="0.624315800024464" calcext:value-type="float">
            <text:p>0.624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you complain further, I'm going to shoot you out of the airlock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u'PRP', u'VBP', u'PRP', u'POS']</text:p>
          </table:table-cell>
          <table:table-cell/>
          <table:table-cell office:value-type="string" calcext:value-type="string">
            <text:p>PRP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PO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rther</text:p>
          </table:table-cell>
          <table:table-cell table:style-name="ce1" office:value-type="float" office:value="0.0777930612869" calcext:value-type="float">
            <text:p>0.0777930613</text:p>
          </table:table-cell>
          <table:table-cell table:style-name="ce1" office:value-type="float" office:value="0.0125324774568" calcext:value-type="float">
            <text:p>0.0125324775</text:p>
          </table:table-cell>
          <table:table-cell table:style-name="ce1" office:value-type="float" office:value="0.03996637628" calcext:value-type="float">
            <text:p>0.0399663763</text:p>
          </table:table-cell>
          <table:table-cell table:style-name="ce1" office:value-type="float" office:value="0.0000764175454684" calcext:value-type="float">
            <text:p>7.64175454684E-005</text:p>
          </table:table-cell>
          <table:table-cell table:style-name="ce1" table:formula="of:=SUM(13086/(13086+3861))" office:value-type="float" office:value="0.772172065852363" calcext:value-type="float">
            <text:p>0.7721720659</text:p>
          </table:table-cell>
          <table:table-cell table:style-name="ce1" table:formula="of:=PRODUCT([.C65:.G65])" office:value-type="float" office:value="0.0000000022992158123863" calcext:value-type="float">
            <text:p>2.2992158123863E-009</text:p>
          </table:table-cell>
          <table:table-cell table:style-name="ce1" table:formula="of:=SUM([.H65]/([.H65]+[.H66]))" office:value-type="float" office:value="0.501234374133627" calcext:value-type="float">
            <text:p>0.5012343741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ce2" office:value-type="string" calcext:value-type="string">
            <text:p>Farther</text:p>
          </table:table-cell>
          <table:table-cell table:style-name="ce2" office:value-type="float" office:value="0.0748510748511" calcext:value-type="float">
            <text:p>0.0748510749</text:p>
          </table:table-cell>
          <table:table-cell table:style-name="ce2" office:value-type="float" office:value="0.010101010101" calcext:value-type="float">
            <text:p>0.0101010101</text:p>
          </table:table-cell>
          <table:table-cell table:style-name="ce2" office:value-type="float" office:value="0.0512820512821" calcext:value-type="float">
            <text:p>0.0512820513</text:p>
          </table:table-cell>
          <table:table-cell table:style-name="ce2" office:value-type="float" office:value="0.000259000259" calcext:value-type="float">
            <text:p>0.0002590003</text:p>
          </table:table-cell>
          <table:table-cell table:style-name="ce2" table:formula="of:=SUM(3861/(3861+13086))" office:value-type="float" office:value="0.227827934147637" calcext:value-type="float">
            <text:p>0.2278279341</text:p>
          </table:table-cell>
          <table:table-cell table:style-name="ce2" table:formula="of:=PRODUCT([.C66:.G66])" office:value-type="float" office:value="0.00000000228789139940548" calcext:value-type="float">
            <text:p>2.28789139940548E-009</text:p>
          </table:table-cell>
          <table:table-cell table:style-name="ce2" table:formula="of:=SUM([.H66]/([.H66]+[.H65]))" office:value-type="float" office:value="0.498765625866373" calcext:value-type="float">
            <text:p>0.4987656259</text:p>
          </table:table-cell>
          <table:table-cell table:number-columns-repeated="2"/>
        </table:table-row>
      </table:table>
      <table:table table:name="Percent" table:style-name="ta1">
        <table:table-column table:style-name="co4" table:number-columns-repeated="8" table:default-cell-style-name="ce3"/>
        <table:table-row table:style-name="ro1">
          <table:table-cell office:value-type="percentage" office:value="0.00229252636405" calcext:value-type="percentage">
            <text:p>0.23%</text:p>
          </table:table-cell>
          <table:table-cell office:value-type="percentage" office:value="0.003108003108" calcext:value-type="percentage">
            <text:p>0.31%</text:p>
          </table:table-cell>
          <table:table-cell office:value-type="percentage" office:value="0.0012226807275" calcext:value-type="percentage">
            <text:p>0.12%</text:p>
          </table:table-cell>
          <table:table-cell office:value-type="percentage" office:value="0.000518000518001" calcext:value-type="percentage">
            <text:p>0.05%</text:p>
          </table:table-cell>
          <table:table-cell office:value-type="percentage" office:value="0.00450863518264" calcext:value-type="percentage">
            <text:p>0.45%</text:p>
          </table:table-cell>
          <table:table-cell office:value-type="percentage" office:value="0.004144004144" calcext:value-type="percentage">
            <text:p>0.41%</text:p>
          </table:table-cell>
          <table:table-cell office:value-type="percentage" office:value="0.00634265627388" calcext:value-type="percentage">
            <text:p>0.63%</text:p>
          </table:table-cell>
          <table:table-cell office:value-type="percentage" office:value="0.00906500906501" calcext:value-type="percentage">
            <text:p>0.91%</text:p>
          </table:table-cell>
        </table:table-row>
        <table:table-row table:style-name="ro1">
          <table:table-cell office:value-type="percentage" office:value="0.00909368791074" calcext:value-type="percentage">
            <text:p>0.91%</text:p>
          </table:table-cell>
          <table:table-cell office:value-type="percentage" office:value="0.016835016835" calcext:value-type="percentage">
            <text:p>1.68%</text:p>
          </table:table-cell>
          <table:table-cell office:value-type="percentage" office:value="0.0185694635488" calcext:value-type="percentage">
            <text:p>1.86%</text:p>
          </table:table-cell>
          <table:table-cell office:value-type="percentage" office:value="0.013468013468" calcext:value-type="percentage">
            <text:p>1.35%</text:p>
          </table:table-cell>
          <table:table-cell office:value-type="percentage" office:value="0.00787100718325" calcext:value-type="percentage">
            <text:p>0.79%</text:p>
          </table:table-cell>
          <table:table-cell office:value-type="percentage" office:value="0.00259000259" calcext:value-type="percentage">
            <text:p>0.26%</text:p>
          </table:table-cell>
          <table:table-cell office:value-type="percentage" office:value="0.0213969127312" calcext:value-type="percentage">
            <text:p>2.14%</text:p>
          </table:table-cell>
          <table:table-cell office:value-type="percentage" office:value="0.031339031339" calcext:value-type="percentage">
            <text:p>3.13%</text:p>
          </table:table-cell>
        </table:table-row>
        <table:table-row table:style-name="ro1">
          <table:table-cell office:value-type="percentage" office:value="0.0223139232768" calcext:value-type="percentage">
            <text:p>2.23%</text:p>
          </table:table-cell>
          <table:table-cell office:value-type="percentage" office:value="0.025382025382" calcext:value-type="percentage">
            <text:p>2.54%</text:p>
          </table:table-cell>
          <table:table-cell office:value-type="percentage" office:value="0.0207091548219" calcext:value-type="percentage">
            <text:p>2.07%</text:p>
          </table:table-cell>
          <table:table-cell office:value-type="percentage" office:value="0.027713027713" calcext:value-type="percentage">
            <text:p>2.77%</text:p>
          </table:table-cell>
          <table:table-cell office:value-type="percentage" office:value="0.0139844108207" calcext:value-type="percentage">
            <text:p>1.40%</text:p>
          </table:table-cell>
          <table:table-cell office:value-type="percentage" office:value="0.00621600621601" calcext:value-type="percentage">
            <text:p>0.62%</text:p>
          </table:table-cell>
          <table:table-cell office:value-type="percentage" office:value="0.0131438178206" calcext:value-type="percentage">
            <text:p>1.31%</text:p>
          </table:table-cell>
          <table:table-cell office:value-type="percentage" office:value="0.013209013209" calcext:value-type="percentage">
            <text:p>1.32%</text:p>
          </table:table-cell>
        </table:table-row>
        <table:table-row table:style-name="ro1">
          <table:table-cell office:value-type="percentage" office:value="0.000534922818279" calcext:value-type="percentage">
            <text:p>0.05%</text:p>
          </table:table-cell>
          <table:table-cell office:value-type="percentage" office:value="0.001813001813" calcext:value-type="percentage">
            <text:p>0.18%</text:p>
          </table:table-cell>
          <table:table-cell office:value-type="percentage" office:value="0.000382087727342" calcext:value-type="percentage">
            <text:p>0.04%</text:p>
          </table:table-cell>
          <table:table-cell office:value-type="percentage" office:value="0.001036001036" calcext:value-type="percentage">
            <text:p>0.10%</text:p>
          </table:table-cell>
          <table:table-cell office:value-type="percentage" office:value="0.000534922818279" calcext:value-type="percentage">
            <text:p>0.05%</text:p>
          </table:table-cell>
          <table:table-cell office:value-type="percentage" office:value="0.000777000777001" calcext:value-type="percentage">
            <text:p>0.08%</text:p>
          </table:table-cell>
          <table:table-cell office:value-type="percentage" office:value="0.000611340363748" calcext:value-type="percentage">
            <text:p>0.06%</text:p>
          </table:table-cell>
          <table:table-cell office:value-type="percentage" office:value="0.000518000518001" calcext:value-type="percentage">
            <text:p>0.05%</text:p>
          </table:table-cell>
        </table:table-row>
        <table:table-row table:style-name="ro1">
          <table:table-cell office:value-type="percentage" office:value="0.038667278007" calcext:value-type="percentage">
            <text:p>3.87%</text:p>
          </table:table-cell>
          <table:table-cell office:value-type="percentage" office:value="0.037814037814" calcext:value-type="percentage">
            <text:p>3.78%</text:p>
          </table:table-cell>
          <table:table-cell office:value-type="percentage" office:value="0.0670946049213" calcext:value-type="percentage">
            <text:p>6.71%</text:p>
          </table:table-cell>
          <table:table-cell office:value-type="percentage" office:value="0.034706034706" calcext:value-type="percentage">
            <text:p>3.47%</text:p>
          </table:table-cell>
          <table:table-cell office:value-type="percentage" office:value="0.0356869937338" calcext:value-type="percentage">
            <text:p>3.57%</text:p>
          </table:table-cell>
          <table:table-cell office:value-type="percentage" office:value="0.0797720797721" calcext:value-type="percentage">
            <text:p>7.98%</text:p>
          </table:table-cell>
          <table:table-cell office:value-type="percentage" office:value="0.0443221763717" calcext:value-type="percentage">
            <text:p>4.43%</text:p>
          </table:table-cell>
          <table:table-cell office:value-type="percentage" office:value="0.042735042735" calcext:value-type="percentage">
            <text:p>4.27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305670181874" calcext:value-type="percentage">
            <text:p>0.03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534922818279" calcext:value-type="percentage">
            <text:p>0.05%</text:p>
          </table:table-cell>
          <table:table-cell office:value-type="percentage" office:value="0.000518000518001" calcext:value-type="percentage">
            <text:p>0.05%</text:p>
          </table:table-cell>
        </table:table-row>
        <table:table-row table:style-name="ro1">
          <table:table-cell office:value-type="percentage" office:value="0.0777930612869" calcext:value-type="percentage">
            <text:p>7.78%</text:p>
          </table:table-cell>
          <table:table-cell office:value-type="percentage" office:value="0.0748510748511" calcext:value-type="percentage">
            <text:p>7.49%</text:p>
          </table:table-cell>
          <table:table-cell office:value-type="percentage" office:value="0.0549442151918" calcext:value-type="percentage">
            <text:p>5.49%</text:p>
          </table:table-cell>
          <table:table-cell office:value-type="percentage" office:value="0.038591038591" calcext:value-type="percentage">
            <text:p>3.86%</text:p>
          </table:table-cell>
          <table:table-cell office:value-type="percentage" office:value="0.03996637628" calcext:value-type="percentage">
            <text:p>4.00%</text:p>
          </table:table-cell>
          <table:table-cell office:value-type="percentage" office:value="0.0512820512821" calcext:value-type="percentage">
            <text:p>5.13%</text:p>
          </table:table-cell>
          <table:table-cell office:value-type="percentage" office:value="0.0690814611035" calcext:value-type="percentage">
            <text:p>6.91%</text:p>
          </table:table-cell>
          <table:table-cell office:value-type="percentage" office:value="0.0844340844341" calcext:value-type="percentage">
            <text:p>8.44%</text:p>
          </table:table-cell>
        </table:table-row>
        <table:table-row table:style-name="ro1">
          <table:table-cell office:value-type="percentage" office:value="0.0106984563656" calcext:value-type="percentage">
            <text:p>1.07%</text:p>
          </table:table-cell>
          <table:table-cell office:value-type="percentage" office:value="0.034706034706" calcext:value-type="percentage">
            <text:p>3.47%</text:p>
          </table:table-cell>
          <table:table-cell office:value-type="percentage" office:value="0.00221610881858" calcext:value-type="percentage">
            <text:p>0.22%</text:p>
          </table:table-cell>
          <table:table-cell office:value-type="percentage" office:value="0.003108003108" calcext:value-type="percentage">
            <text:p>0.31%</text:p>
          </table:table-cell>
          <table:table-cell office:value-type="percentage" office:value="0.00106984563656" calcext:value-type="percentage">
            <text:p>0.11%</text:p>
          </table:table-cell>
          <table:table-cell office:value-type="percentage" office:value="0.001295001295" calcext:value-type="percentage">
            <text:p>0.13%</text:p>
          </table:table-cell>
          <table:table-cell office:value-type="percentage" office:value="0.00252177900046" calcext:value-type="percentage">
            <text:p>0.25%</text:p>
          </table:table-cell>
          <table:table-cell office:value-type="percentage" office:value="0.00259000259" calcext:value-type="percentage">
            <text:p>0.26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305670181874" calcext:value-type="percentage">
            <text:p>0.03%</text:p>
          </table:table-cell>
          <table:table-cell office:value-type="percentage" office:value="0.000518000518001" calcext:value-type="percentage">
            <text:p>0.05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152835090937" calcext:value-type="percentage">
            <text:p>0.02%</text:p>
          </table:table-cell>
          <table:table-cell office:value-type="percentage" office:value="0.000518000518001" calcext:value-type="percentage">
            <text:p>0.05%</text:p>
          </table:table-cell>
        </table:table-row>
        <table:table-row table:style-name="ro1">
          <table:table-cell office:value-type="percentage" office:value="0.0217790004585" calcext:value-type="percentage">
            <text:p>2.18%</text:p>
          </table:table-cell>
          <table:table-cell office:value-type="percentage" office:value="0.01554001554" calcext:value-type="percentage">
            <text:p>1.55%</text:p>
          </table:table-cell>
          <table:table-cell office:value-type="percentage" office:value="0.0125324774568" calcext:value-type="percentage">
            <text:p>1.25%</text:p>
          </table:table-cell>
          <table:table-cell office:value-type="percentage" office:value="0.010101010101" calcext:value-type="percentage">
            <text:p>1.01%</text:p>
          </table:table-cell>
          <table:table-cell office:value-type="percentage" office:value="0.00527281063732" calcext:value-type="percentage">
            <text:p>0.53%</text:p>
          </table:table-cell>
          <table:table-cell office:value-type="percentage" office:value="0.001554001554" calcext:value-type="percentage">
            <text:p>0.16%</text:p>
          </table:table-cell>
          <table:table-cell office:value-type="percentage" office:value="0.013373070457" calcext:value-type="percentage">
            <text:p>1.34%</text:p>
          </table:table-cell>
          <table:table-cell office:value-type="percentage" office:value="0.011655011655" calcext:value-type="percentage">
            <text:p>1.17%</text:p>
          </table:table-cell>
        </table:table-row>
        <table:table-row table:style-name="ro1">
          <table:table-cell office:value-type="percentage" office:value="0.0354577410974" calcext:value-type="percentage">
            <text:p>3.55%</text:p>
          </table:table-cell>
          <table:table-cell office:value-type="percentage" office:value="0.030821030821" calcext:value-type="percentage">
            <text:p>3.08%</text:p>
          </table:table-cell>
          <table:table-cell office:value-type="percentage" office:value="0.0189515512762" calcext:value-type="percentage">
            <text:p>1.90%</text:p>
          </table:table-cell>
          <table:table-cell office:value-type="percentage" office:value="0.026418026418" calcext:value-type="percentage">
            <text:p>2.64%</text:p>
          </table:table-cell>
          <table:table-cell office:value-type="percentage" office:value="0.0492893168271" calcext:value-type="percentage">
            <text:p>4.93%</text:p>
          </table:table-cell>
          <table:table-cell office:value-type="percentage" office:value="0.016576016576" calcext:value-type="percentage">
            <text:p>1.66%</text:p>
          </table:table-cell>
          <table:table-cell office:value-type="percentage" office:value="0.014519333639" calcext:value-type="percentage">
            <text:p>1.45%</text:p>
          </table:table-cell>
          <table:table-cell office:value-type="percentage" office:value="0.013986013986" calcext:value-type="percentage">
            <text:p>1.40%</text:p>
          </table:table-cell>
        </table:table-row>
        <table:table-row table:style-name="ro1">
          <table:table-cell office:value-type="percentage" office:value="0.00137551581843" calcext:value-type="percentage">
            <text:p>0.14%</text:p>
          </table:table-cell>
          <table:table-cell office:value-type="percentage" office:value="0.002331002331" calcext:value-type="percentage">
            <text:p>0.23%</text:p>
          </table:table-cell>
          <table:table-cell office:value-type="percentage" office:value="0.000305670181874" calcext:value-type="percentage">
            <text:p>0.03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168118600031" calcext:value-type="percentage">
            <text:p>0.17%</text:p>
          </table:table-cell>
          <table:table-cell office:value-type="percentage" office:value="0.001036001036" calcext:value-type="percentage">
            <text:p>0.10%</text:p>
          </table:table-cell>
          <table:table-cell office:value-type="percentage" office:value="0.00229252636405" calcext:value-type="percentage">
            <text:p>0.23%</text:p>
          </table:table-cell>
          <table:table-cell office:value-type="percentage" office:value="0.003367003367" calcext:value-type="percentage">
            <text:p>0.34%</text:p>
          </table:table-cell>
        </table:table-row>
        <table:table-row table:style-name="ro1">
          <table:table-cell office:value-type="percentage" office:value="0.0285801620052" calcext:value-type="percentage">
            <text:p>2.86%</text:p>
          </table:table-cell>
          <table:table-cell office:value-type="percentage" office:value="0.03626003626" calcext:value-type="percentage">
            <text:p>3.63%</text:p>
          </table:table-cell>
          <table:table-cell office:value-type="percentage" office:value="0.0293443374599" calcext:value-type="percentage">
            <text:p>2.93%</text:p>
          </table:table-cell>
          <table:table-cell office:value-type="percentage" office:value="0.0699300699301" calcext:value-type="percentage">
            <text:p>6.99%</text:p>
          </table:table-cell>
          <table:table-cell office:value-type="percentage" office:value="0.0244536145499" calcext:value-type="percentage">
            <text:p>2.45%</text:p>
          </table:table-cell>
          <table:table-cell office:value-type="percentage" office:value="0.016317016317" calcext:value-type="percentage">
            <text:p>1.63%</text:p>
          </table:table-cell>
          <table:table-cell office:value-type="percentage" office:value="0.0235366040043" calcext:value-type="percentage">
            <text:p>2.35%</text:p>
          </table:table-cell>
          <table:table-cell office:value-type="percentage" office:value="0.016058016058" calcext:value-type="percentage">
            <text:p>1.61%</text:p>
          </table:table-cell>
        </table:table-row>
        <table:table-row table:style-name="ro1">
          <table:table-cell office:value-type="percentage" office:value="0.115543328748" calcext:value-type="percentage">
            <text:p>11.55%</text:p>
          </table:table-cell>
          <table:table-cell office:value-type="percentage" office:value="0.118363118363" calcext:value-type="percentage">
            <text:p>11.84%</text:p>
          </table:table-cell>
          <table:table-cell office:value-type="percentage" office:value="0.10690814611" calcext:value-type="percentage">
            <text:p>10.69%</text:p>
          </table:table-cell>
          <table:table-cell office:value-type="percentage" office:value="0.03626003626" calcext:value-type="percentage">
            <text:p>3.63%</text:p>
          </table:table-cell>
          <table:table-cell office:value-type="percentage" office:value="0.15497478221" calcext:value-type="percentage">
            <text:p>15.50%</text:p>
          </table:table-cell>
          <table:table-cell office:value-type="percentage" office:value="0.32116032116" calcext:value-type="percentage">
            <text:p>32.12%</text:p>
          </table:table-cell>
          <table:table-cell office:value-type="percentage" office:value="0.257374293138" calcext:value-type="percentage">
            <text:p>25.74%</text:p>
          </table:table-cell>
          <table:table-cell office:value-type="percentage" office:value="0.186739186739" calcext:value-type="percentage">
            <text:p>18.67%</text:p>
          </table:table-cell>
        </table:table-row>
        <table:table-row table:style-name="ro1">
          <table:table-cell office:value-type="percentage" office:value="0.00183402109124" calcext:value-type="percentage">
            <text:p>0.18%</text:p>
          </table:table-cell>
          <table:table-cell office:value-type="percentage" office:value="0.003367003367" calcext:value-type="percentage">
            <text:p>0.34%</text:p>
          </table:table-cell>
          <table:table-cell office:value-type="percentage" office:value="0.00680116154669" calcext:value-type="percentage">
            <text:p>0.68%</text:p>
          </table:table-cell>
          <table:table-cell office:value-type="percentage" office:value="0.00259000259" calcext:value-type="percentage">
            <text:p>0.26%</text:p>
          </table:table-cell>
          <table:table-cell office:value-type="percentage" office:value="0.00198685618218" calcext:value-type="percentage">
            <text:p>0.20%</text:p>
          </table:table-cell>
          <table:table-cell office:value-type="percentage" office:value="0.001813001813" calcext:value-type="percentage">
            <text:p>0.18%</text:p>
          </table:table-cell>
          <table:table-cell office:value-type="percentage" office:value="0.00252177900046" calcext:value-type="percentage">
            <text:p>0.25%</text:p>
          </table:table-cell>
          <table:table-cell office:value-type="percentage" office:value="0.002072002072" calcext:value-type="percentage">
            <text:p>0.21%</text:p>
          </table:table-cell>
        </table:table-row>
        <table:table-row table:style-name="ro1">
          <table:table-cell office:value-type="percentage" office:value="0.021702582913" calcext:value-type="percentage">
            <text:p>2.17%</text:p>
          </table:table-cell>
          <table:table-cell office:value-type="percentage" office:value="0.014504014504" calcext:value-type="percentage">
            <text:p>1.45%</text:p>
          </table:table-cell>
          <table:table-cell office:value-type="percentage" office:value="0.0168118600031" calcext:value-type="percentage">
            <text:p>1.68%</text:p>
          </table:table-cell>
          <table:table-cell office:value-type="percentage" office:value="0.015799015799" calcext:value-type="percentage">
            <text:p>1.58%</text:p>
          </table:table-cell>
          <table:table-cell office:value-type="percentage" office:value="0.0100106984564" calcext:value-type="percentage">
            <text:p>1.00%</text:p>
          </table:table-cell>
          <table:table-cell office:value-type="percentage" office:value="0.004921004921" calcext:value-type="percentage">
            <text:p>0.49%</text:p>
          </table:table-cell>
          <table:table-cell office:value-type="percentage" office:value="0.0481430536451" calcext:value-type="percentage">
            <text:p>4.81%</text:p>
          </table:table-cell>
          <table:table-cell office:value-type="percentage" office:value="0.012432012432" calcext:value-type="percentage">
            <text:p>1.24%</text:p>
          </table:table-cell>
        </table:table-row>
        <table:table-row table:style-name="ro1">
          <table:table-cell office:value-type="percentage" office:value="0.0474552957359" calcext:value-type="percentage">
            <text:p>4.75%</text:p>
          </table:table-cell>
          <table:table-cell office:value-type="percentage" office:value="0.0929810929811" calcext:value-type="percentage">
            <text:p>9.30%</text:p>
          </table:table-cell>
          <table:table-cell office:value-type="percentage" office:value="0.276249426868" calcext:value-type="percentage">
            <text:p>27.62%</text:p>
          </table:table-cell>
          <table:table-cell office:value-type="percentage" office:value="0.288008288008" calcext:value-type="percentage">
            <text:p>28.80%</text:p>
          </table:table-cell>
          <table:table-cell office:value-type="percentage" office:value="0.0280452391869" calcext:value-type="percentage">
            <text:p>2.80%</text:p>
          </table:table-cell>
          <table:table-cell office:value-type="percentage" office:value="0.013986013986" calcext:value-type="percentage">
            <text:p>1.40%</text:p>
          </table:table-cell>
          <table:table-cell office:value-type="percentage" office:value="0.0934586581079" calcext:value-type="percentage">
            <text:p>9.35%</text:p>
          </table:table-cell>
          <table:table-cell office:value-type="percentage" office:value="0.176638176638" calcext:value-type="percentage">
            <text:p>17.66%</text:p>
          </table:table-cell>
        </table:table-row>
        <table:table-row table:style-name="ro1">
          <table:table-cell office:value-type="percentage" office:value="0.0255234601865" calcext:value-type="percentage">
            <text:p>2.55%</text:p>
          </table:table-cell>
          <table:table-cell office:value-type="percentage" office:value="0.024605024605" calcext:value-type="percentage">
            <text:p>2.46%</text:p>
          </table:table-cell>
          <table:table-cell office:value-type="percentage" office:value="0.0102399510928" calcext:value-type="percentage">
            <text:p>1.02%</text:p>
          </table:table-cell>
          <table:table-cell office:value-type="percentage" office:value="0.004921004921" calcext:value-type="percentage">
            <text:p>0.49%</text:p>
          </table:table-cell>
          <table:table-cell office:value-type="percentage" office:value="0.00427938254623" calcext:value-type="percentage">
            <text:p>0.43%</text:p>
          </table:table-cell>
          <table:table-cell office:value-type="percentage" office:value="0.004403004403" calcext:value-type="percentage">
            <text:p>0.44%</text:p>
          </table:table-cell>
          <table:table-cell office:value-type="percentage" office:value="0.024300779459" calcext:value-type="percentage">
            <text:p>2.43%</text:p>
          </table:table-cell>
          <table:table-cell office:value-type="percentage" office:value="0.015799015799" calcext:value-type="percentage">
            <text:p>1.58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</table:table-row>
        <table:table-row table:style-name="ro1">
          <table:table-cell office:value-type="percentage" office:value="0.136558153752" calcext:value-type="percentage">
            <text:p>13.66%</text:p>
          </table:table-cell>
          <table:table-cell office:value-type="percentage" office:value="0.104118104118" calcext:value-type="percentage">
            <text:p>10.41%</text:p>
          </table:table-cell>
          <table:table-cell office:value-type="percentage" office:value="0.0874216720159" calcext:value-type="percentage">
            <text:p>8.74%</text:p>
          </table:table-cell>
          <table:table-cell office:value-type="percentage" office:value="0.107226107226" calcext:value-type="percentage">
            <text:p>10.72%</text:p>
          </table:table-cell>
          <table:table-cell office:value-type="percentage" office:value="0.355035916246" calcext:value-type="percentage">
            <text:p>35.50%</text:p>
          </table:table-cell>
          <table:table-cell office:value-type="percentage" office:value="0.174566174566" calcext:value-type="percentage">
            <text:p>17.46%</text:p>
          </table:table-cell>
          <table:table-cell office:value-type="percentage" office:value="0.0667125171939" calcext:value-type="percentage">
            <text:p>6.67%</text:p>
          </table:table-cell>
          <table:table-cell office:value-type="percentage" office:value="0.0642320642321" calcext:value-type="percentage">
            <text:p>6.42%</text:p>
          </table:table-cell>
        </table:table-row>
        <table:table-row table:style-name="ro1">
          <table:table-cell office:value-type="percentage" office:value="0.101253247746" calcext:value-type="percentage">
            <text:p>10.13%</text:p>
          </table:table-cell>
          <table:table-cell office:value-type="percentage" office:value="0.0675990675991" calcext:value-type="percentage">
            <text:p>6.76%</text:p>
          </table:table-cell>
          <table:table-cell office:value-type="percentage" office:value="0.0449335167354" calcext:value-type="percentage">
            <text:p>4.49%</text:p>
          </table:table-cell>
          <table:table-cell office:value-type="percentage" office:value="0.038332038332" calcext:value-type="percentage">
            <text:p>3.83%</text:p>
          </table:table-cell>
          <table:table-cell office:value-type="percentage" office:value="0.044704264099" calcext:value-type="percentage">
            <text:p>4.47%</text:p>
          </table:table-cell>
          <table:table-cell office:value-type="percentage" office:value="0.0727790727791" calcext:value-type="percentage">
            <text:p>7.28%</text:p>
          </table:table-cell>
          <table:table-cell office:value-type="percentage" office:value="0.126012532477" calcext:value-type="percentage">
            <text:p>12.60%</text:p>
          </table:table-cell>
          <table:table-cell office:value-type="percentage" office:value="0.134939134939" calcext:value-type="percentage">
            <text:p>13.49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152835090937" calcext:value-type="percentage">
            <text:p>0.02%</text:p>
          </table:table-cell>
          <table:table-cell office:value-type="percentage" office:value="0.001036001036" calcext:value-type="percentage">
            <text:p>0.10%</text:p>
          </table:table-cell>
        </table:table-row>
        <table:table-row table:style-name="ro1">
          <table:table-cell office:value-type="percentage" office:value="0.0625859697387" calcext:value-type="percentage">
            <text:p>6.26%</text:p>
          </table:table-cell>
          <table:table-cell office:value-type="percentage" office:value="0.0642320642321" calcext:value-type="percentage">
            <text:p>6.42%</text:p>
          </table:table-cell>
          <table:table-cell office:value-type="percentage" office:value="0.0432523307351" calcext:value-type="percentage">
            <text:p>4.33%</text:p>
          </table:table-cell>
          <table:table-cell office:value-type="percentage" office:value="0.0507640507641" calcext:value-type="percentage">
            <text:p>5.08%</text:p>
          </table:table-cell>
          <table:table-cell office:value-type="percentage" office:value="0.0315604462785" calcext:value-type="percentage">
            <text:p>3.16%</text:p>
          </table:table-cell>
          <table:table-cell office:value-type="percentage" office:value="0.016576016576" calcext:value-type="percentage">
            <text:p>1.66%</text:p>
          </table:table-cell>
          <table:table-cell office:value-type="percentage" office:value="0.0392786183708" calcext:value-type="percentage">
            <text:p>3.93%</text:p>
          </table:table-cell>
          <table:table-cell office:value-type="percentage" office:value="0.0510230510231" calcext:value-type="percentage">
            <text:p>5.10%</text:p>
          </table:table-cell>
        </table:table-row>
        <table:table-row table:style-name="ro1">
          <table:table-cell office:value-type="percentage" office:value="0.00099342809109" calcext:value-type="percentage">
            <text:p>0.10%</text:p>
          </table:table-cell>
          <table:table-cell office:value-type="percentage" office:value="0.000518000518001" calcext:value-type="percentage">
            <text:p>0.05%</text:p>
          </table:table-cell>
          <table:table-cell office:value-type="percentage" office:value="0.000229252636405" calcext:value-type="percentage">
            <text:p>0.02%</text:p>
          </table:table-cell>
          <table:table-cell office:value-type="percentage" office:value="0.000518000518001" calcext:value-type="percentage">
            <text:p>0.05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382087727342" calcext:value-type="percentage">
            <text:p>0.04%</text:p>
          </table:table-cell>
          <table:table-cell office:value-type="percentage" office:value="0.000777000777001" calcext:value-type="percentage">
            <text:p>0.08%</text:p>
          </table:table-cell>
        </table:table-row>
        <table:table-row table:style-name="ro1">
          <table:table-cell office:value-type="percentage" office:value="0.0014519333639" calcext:value-type="percentage">
            <text:p>0.15%</text:p>
          </table:table-cell>
          <table:table-cell office:value-type="percentage" office:value="0.00699300699301" calcext:value-type="percentage">
            <text:p>0.70%</text:p>
          </table:table-cell>
          <table:table-cell office:value-type="percentage" office:value="0.000687757909216" calcext:value-type="percentage">
            <text:p>0.07%</text:p>
          </table:table-cell>
          <table:table-cell office:value-type="percentage" office:value="0.001036001036" calcext:value-type="percentage">
            <text:p>0.10%</text:p>
          </table:table-cell>
          <table:table-cell office:value-type="percentage" office:value="0.000458505272811" calcext:value-type="percentage">
            <text:p>0.05%</text:p>
          </table:table-cell>
          <table:table-cell office:value-type="percentage" office:value="0.000777000777001" calcext:value-type="percentage">
            <text:p>0.08%</text:p>
          </table:table-cell>
          <table:table-cell office:value-type="percentage" office:value="0.00229252636405" calcext:value-type="percentage">
            <text:p>0.23%</text:p>
          </table:table-cell>
          <table:table-cell office:value-type="percentage" office:value="0.004144004144" calcext:value-type="percentage">
            <text:p>0.41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</table:table-row>
        <table:table-row table:style-name="ro1">
          <table:table-cell office:value-type="percentage" office:value="0.0934586581079" calcext:value-type="percentage">
            <text:p>9.35%</text:p>
          </table:table-cell>
          <table:table-cell office:value-type="percentage" office:value="0.103082103082" calcext:value-type="percentage">
            <text:p>10.31%</text:p>
          </table:table-cell>
          <table:table-cell office:value-type="percentage" office:value="0.0670181873758" calcext:value-type="percentage">
            <text:p>6.70%</text:p>
          </table:table-cell>
          <table:table-cell office:value-type="percentage" office:value="0.0828800828801" calcext:value-type="percentage">
            <text:p>8.29%</text:p>
          </table:table-cell>
          <table:table-cell office:value-type="percentage" office:value="0.027739569005" calcext:value-type="percentage">
            <text:p>2.77%</text:p>
          </table:table-cell>
          <table:table-cell office:value-type="percentage" office:value="0.013468013468" calcext:value-type="percentage">
            <text:p>1.35%</text:p>
          </table:table-cell>
          <table:table-cell office:value-type="percentage" office:value="0.0282744918233" calcext:value-type="percentage">
            <text:p>2.83%</text:p>
          </table:table-cell>
          <table:table-cell office:value-type="percentage" office:value="0.024864024864" calcext:value-type="percentage">
            <text:p>2.49%</text:p>
          </table:table-cell>
        </table:table-row>
        <table:table-row table:style-name="ro1">
          <table:table-cell office:value-type="percentage" office:value="0.0444750114626" calcext:value-type="percentage">
            <text:p>4.45%</text:p>
          </table:table-cell>
          <table:table-cell office:value-type="percentage" office:value="0.0502460502461" calcext:value-type="percentage">
            <text:p>5.02%</text:p>
          </table:table-cell>
          <table:table-cell office:value-type="percentage" office:value="0.021855418004" calcext:value-type="percentage">
            <text:p>2.19%</text:p>
          </table:table-cell>
          <table:table-cell office:value-type="percentage" office:value="0.003108003108" calcext:value-type="percentage">
            <text:p>0.31%</text:p>
          </table:table-cell>
          <table:table-cell office:value-type="percentage" office:value="0.0291915023689" calcext:value-type="percentage">
            <text:p>2.92%</text:p>
          </table:table-cell>
          <table:table-cell office:value-type="percentage" office:value="0.038591038591" calcext:value-type="percentage">
            <text:p>3.86%</text:p>
          </table:table-cell>
          <table:table-cell office:value-type="percentage" office:value="0.0459269448265" calcext:value-type="percentage">
            <text:p>4.59%</text:p>
          </table:table-cell>
          <table:table-cell office:value-type="percentage" office:value="0.030044030044" calcext:value-type="percentage">
            <text:p>3.00%</text:p>
          </table:table-cell>
        </table:table-row>
        <table:table-row table:style-name="ro1">
          <table:table-cell office:value-type="percentage" office:value="0.000305670181874" calcext:value-type="percentage">
            <text:p>0.03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152835090937" calcext:value-type="percentage">
            <text:p>0.02%</text:p>
          </table:table-cell>
          <table:table-cell office:value-type="percentage" office:value="0.000518000518001" calcext:value-type="percentage">
            <text:p>0.05%</text:p>
          </table:table-cell>
          <table:table-cell office:value-type="percentage" office:value="0.000305670181874" calcext:value-type="percentage">
            <text:p>0.03%</text:p>
          </table:table-cell>
          <table:table-cell office:value-type="percentage" office:value="0.000518000518001" calcext:value-type="percentage">
            <text:p>0.05%</text:p>
          </table:table-cell>
          <table:table-cell office:value-type="percentage" office:value="0.000382087727342" calcext:value-type="percentage">
            <text:p>0.04%</text:p>
          </table:table-cell>
          <table:table-cell office:value-type="percentage" office:value="0.000518000518001" calcext:value-type="percentage">
            <text:p>0.05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</table:table-row>
        <table:table-row table:style-name="ro1">
          <table:table-cell office:value-type="percentage" office:value="0.0333180498242" calcext:value-type="percentage">
            <text:p>3.33%</text:p>
          </table:table-cell>
          <table:table-cell office:value-type="percentage" office:value="0.037814037814" calcext:value-type="percentage">
            <text:p>3.78%</text:p>
          </table:table-cell>
          <table:table-cell office:value-type="percentage" office:value="0.0610576188293" calcext:value-type="percentage">
            <text:p>6.11%</text:p>
          </table:table-cell>
          <table:table-cell office:value-type="percentage" office:value="0.0732970732971" calcext:value-type="percentage">
            <text:p>7.33%</text:p>
          </table:table-cell>
          <table:table-cell office:value-type="percentage" office:value="0.0356105761883" calcext:value-type="percentage">
            <text:p>3.56%</text:p>
          </table:table-cell>
          <table:table-cell office:value-type="percentage" office:value="0.131054131054" calcext:value-type="percentage">
            <text:p>13.11%</text:p>
          </table:table-cell>
          <table:table-cell office:value-type="percentage" office:value="0.0262876356411" calcext:value-type="percentage">
            <text:p>2.63%</text:p>
          </table:table-cell>
          <table:table-cell office:value-type="percentage" office:value="0.048174048174" calcext:value-type="percentage">
            <text:p>4.82%</text:p>
          </table:table-cell>
        </table:table-row>
        <table:table-row table:style-name="ro1">
          <table:table-cell office:value-type="percentage" office:value="0.00374445972795" calcext:value-type="percentage">
            <text:p>0.37%</text:p>
          </table:table-cell>
          <table:table-cell office:value-type="percentage" office:value="0.004144004144" calcext:value-type="percentage">
            <text:p>0.41%</text:p>
          </table:table-cell>
          <table:table-cell office:value-type="percentage" office:value="0.00114626318203" calcext:value-type="percentage">
            <text:p>0.11%</text:p>
          </table:table-cell>
          <table:table-cell office:value-type="percentage" office:value="0.000777000777001" calcext:value-type="percentage">
            <text:p>0.08%</text:p>
          </table:table-cell>
          <table:table-cell office:value-type="percentage" office:value="0.000764175454684" calcext:value-type="percentage">
            <text:p>0.08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58077334556" calcext:value-type="percentage">
            <text:p>0.58%</text:p>
          </table:table-cell>
          <table:table-cell office:value-type="percentage" office:value="0.003367003367" calcext:value-type="percentage">
            <text:p>0.34%</text:p>
          </table:table-cell>
        </table:table-row>
        <table:table-row table:style-name="ro1">
          <table:table-cell office:value-type="percentage" office:value="0.0602170258291" calcext:value-type="percentage">
            <text:p>6.02%</text:p>
          </table:table-cell>
          <table:table-cell office:value-type="percentage" office:value="0.024346024346" calcext:value-type="percentage">
            <text:p>2.43%</text:p>
          </table:table-cell>
          <table:table-cell office:value-type="percentage" office:value="0.027739569005" calcext:value-type="percentage">
            <text:p>2.77%</text:p>
          </table:table-cell>
          <table:table-cell office:value-type="percentage" office:value="0.0647500647501" calcext:value-type="percentage">
            <text:p>6.48%</text:p>
          </table:table-cell>
          <table:table-cell office:value-type="percentage" office:value="0.0899434510164" calcext:value-type="percentage">
            <text:p>8.99%</text:p>
          </table:table-cell>
          <table:table-cell office:value-type="percentage" office:value="0.02072002072" calcext:value-type="percentage">
            <text:p>2.07%</text:p>
          </table:table-cell>
          <table:table-cell office:value-type="percentage" office:value="0.0201742320037" calcext:value-type="percentage">
            <text:p>2.02%</text:p>
          </table:table-cell>
          <table:table-cell office:value-type="percentage" office:value="0.011396011396" calcext:value-type="percentage">
            <text:p>1.14%</text:p>
          </table:table-cell>
        </table:table-row>
        <table:table-row table:style-name="ro1"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</table:table-row>
        <table:table-row table:style-name="ro1">
          <table:table-cell office:value-type="percentage" office:value="0.000305670181874" calcext:value-type="percentage">
            <text:p>0.03%</text:p>
          </table:table-cell>
          <table:table-cell office:value-type="percentage" office:value="0.001036001036" calcext:value-type="percentage">
            <text:p>0.10%</text:p>
          </table:table-cell>
          <table:table-cell office:value-type="percentage" office:value="0.000305670181874" calcext:value-type="percentage">
            <text:p>0.03%</text:p>
          </table:table-cell>
          <table:table-cell office:value-type="percentage" office:value="0.000777000777001" calcext:value-type="percentage">
            <text:p>0.08%</text:p>
          </table:table-cell>
          <table:table-cell office:value-type="percentage" office:value="0.0000764175454684" calcext:value-type="percentage">
            <text:p>0.01%</text:p>
          </table:table-cell>
          <table:table-cell office:value-type="percentage" office:value="0.000259000259" calcext:value-type="percentage">
            <text:p>0.03%</text:p>
          </table:table-cell>
          <table:table-cell office:value-type="percentage" office:value="0.000229252636405" calcext:value-type="percentage">
            <text:p>0.02%</text:p>
          </table:table-cell>
          <table:table-cell office:value-type="percentage" office:value="0.000259000259" calcext:value-type="percentage">
            <text:p>0.0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0:51:27.245113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2-21T10:51:56.898039062</dc:date>
    <meta:editing-duration>PT1H10M15S</meta:editing-duration>
    <meta:editing-cycles>10</meta:editing-cycles>
    <meta:document-statistic meta:table-count="2" meta:cell-count="782" meta:object-count="0"/>
  </office:meta>
</office:document-meta>
</file>